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35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748in"/>
    </style:style>
    <style:style style:name="co6" style:family="table-column">
      <style:table-column-properties fo:break-before="auto" style:column-width="0.6791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 style:data-style-name="N0">
      <style:table-cell-properties fo:background-color="#dddddd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4" style:family="table-cell" style:parent-style-name="Default" style:data-style-name="N3">
      <style:table-cell-properties fo:background-color="#dddddd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style:text-align-source="fix" style:repeat-content="false" fo:background-color="transparent" fo:border="0.06pt solid #000000" fo:padding-bottom="0.0138in" fo:padding-left="0.0138in" fo:padding-right="0in" fo:padding-top="0.0138in" style:vertical-align="top"/>
      <style:paragraph-properties fo:text-align="end"/>
    </style:style>
    <style:style style:name="ce13" style:family="table-cell" style:parent-style-name="Default" style:data-style-name="N0"/>
    <style:style style:name="ce17" style:family="table-cell" style:parent-style-name="Default" style:data-style-name="N3">
      <style:table-cell-properties fo:background-color="#dddddd" style:text-align-source="fix" style:repeat-content="false" fo:border="0.06pt solid #000000" style:vertical-align="automatic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dddddd" fo:border="0.06pt solid #000000"/>
    </style:style>
    <style:style style:name="ce9" style:family="table-cell" style:parent-style-name="Default" style:data-style-name="N3">
      <style:table-cell-properties fo:background-color="#dddddd" fo:border="0.06pt solid #000000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order="0.06pt solid #000000"/>
    </style:style>
    <style:style style:name="ce10" style:family="table-cell" style:parent-style-name="Default" style:data-style-name="N2">
      <style:table-cell-properties fo:background-color="#cfe7f5" fo:border="0.06pt solid #000000"/>
    </style:style>
    <style:style style:name="ce25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117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45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10pt" style:language-asian="zh" style:country-asian="CN" style:font-style-asian="normal" style:font-weight-asian="normal" style:font-family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reas" table:style-name="ta1">
        <table:shapes>
          <draw:rect draw:z-index="0" draw:name="Comment 3" svg:width="0.0004in" svg:height="0.0004in" svg:x="0in" svg:y="0in">
            <text:p/>
          </draw:rect>
          <draw:rect draw:z-index="1" draw:name="Comment 1" svg:width="0.0004in" svg:height="0.0004in" svg:x="0in" svg:y="0in">
            <text:p/>
          </draw:rect>
          <draw:rect draw:z-index="2" draw:name="Comment 2" svg:width="0.0004in" svg:height="0.0004in" svg:x="0in" svg:y="0in">
            <text:p/>
          </draw:rect>
          <draw:rect draw:z-index="3" draw:name="Comment 8" svg:width="0.0004in" svg:height="0.0004in" svg:x="0in" svg:y="0in">
            <text:p/>
          </draw:rect>
          <draw:rect draw:z-index="4" draw:name="Comment 9" svg:width="0.0004in" svg:height="0.0004in" svg:x="0in" svg:y="0in">
            <text:p/>
          </draw:rect>
          <draw:rect draw:z-index="5" draw:name="Comment 6" svg:width="0.0004in" svg:height="0.0004in" svg:x="0in" svg:y="0in">
            <text:p/>
          </draw:rect>
          <draw:rect draw:z-index="6" draw:name="Comment 10" svg:width="0.0004in" svg:height="0.0004in" svg:x="0in" svg:y="0in">
            <text:p/>
          </draw:rect>
          <draw:rect draw:z-index="7" draw:name="Comment 11" svg:width="0.0004in" svg:height="0.0004in" svg:x="0in" svg:y="0in">
            <text:p/>
          </draw:rect>
          <draw:rect draw:z-index="8" draw:name="Comment 12" svg:width="0.0004in" svg:height="0.0004in" svg:x="0in" svg:y="0in">
            <text:p/>
          </draw:rect>
          <draw:rect draw:z-index="9" draw:name="Comment 13" svg:width="0.0004in" svg:height="0.0004in" svg:x="0in" svg:y="0in">
            <text:p/>
          </draw:rect>
        </table:shapes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2" table:default-cell-style-name="ce13"/>
        <table:table-column table:style-name="co5" table:default-cell-style-name="ce13"/>
        <table:table-column table:style-name="co4" table:default-cell-style-name="ce13"/>
        <table:table-column table:style-name="co6" table:number-columns-repeated="6" table:default-cell-style-name="ce13"/>
        <table:table-column table:style-name="co7" table:number-columns-repeated="1010" table:default-cell-style-name="ce13"/>
        <table:table-row table:style-name="ro1">
          <table:table-cell table:style-name="ce2"/>
          <table:table-cell table:style-name="ce2" office:value-type="string" calcext:value-type="string">
            <text:p>CPU C=</text:p>
          </table:table-cell>
          <table:table-cell table:style-name="ce3" office:value-type="float" office:value="8" calcext:value-type="float">
            <office:annotation draw:style-name="gr1" draw:text-style-name="P2" svg:width="1.0835in" svg:height="0.7189in" svg:x="3.4909in" svg:y="0.0102in" draw:caption-point-x="-0.4835in" draw:caption-point-y="-0.0063in">
              <dc:date>2021-06-19T00:00:00</dc:date>
              <text:p text:style-name="P1"><text:span text:style-name="T1">Number of available CPUs in the test machine</text:span></text:p>
            </office:annotation>
            <text:p>8</text:p>
          </table:table-cell>
          <table:table-cell table:style-name="ce25" office:value-type="string" calcext:value-type="string" table:number-columns-spanned="4" table:number-rows-spanned="1">
            <text:p>optimizations</text:p>
          </table:table-cell>
          <table:covered-table-cell table:number-columns-repeated="3" table:style-name="ce3"/>
          <table:table-cell table:style-name="ce11" office:value-type="string" calcext:value-type="string" table:number-columns-spanned="6" table:number-rows-spanned="1">
            <text:p>concurrency level</text:p>
          </table:table-cell>
          <table:covered-table-cell table:number-columns-repeated="5"/>
          <table:table-cell table:number-columns-repeated="1010"/>
        </table:table-row>
        <table:table-row table:style-name="ro1">
          <table:table-cell table:style-name="ce4"/>
          <table:table-cell table:style-name="ce17" office:value-type="string" calcext:value-type="string">
            <text:p>Level:</text:p>
          </table:table-cell>
          <table:table-cell table:style-name="ce6" office:value-type="string" calcext:value-type="string">
            <office:annotation draw:style-name="gr1" draw:text-style-name="P2" svg:width="1.0835in" svg:height="0.7189in" svg:x="3.1575in" svg:y="0.0382in" draw:caption-point-x="-0.15in" draw:caption-point-y="0.174in">
              <dc:creator>Allan Berrocal</dc:creator>
              <dc:date>2021-06-19T00:00:00</dc:date>
              <text:p text:style-name="P1"><text:span text:style-name="T2">Serial</text:span></text:p>
            </office:annotation>
            <text:p>S</text:p>
          </table:table-cell>
          <table:table-cell table:style-name="ce6" office:value-type="string" calcext:value-type="string">
            <office:annotation draw:style-name="gr2" draw:text-style-name="P2" svg:width="1.1413in" svg:height="0.7083in" svg:x="4.0303in" svg:y="0in" draw:caption-point-x="-0.2402in" draw:caption-point-y="0.2122in">
              <dc:date>2021-06-19T00:00:00</dc:date>
              <text:p text:style-name="P1"><text:span text:style-name="T3">Serial version</text:span></text:p>
            </office:annotation>
            <text:p>tarea01</text:p>
          </table:table-cell>
          <table:table-cell table:style-name="ce6" office:value-type="string" calcext:value-type="string">
            <office:annotation draw:style-name="gr2" draw:text-style-name="P2" svg:width="1.1413in" svg:height="0.7083in" svg:x="4.813in" svg:y="0in" draw:caption-point-x="-0.2402in" draw:caption-point-y="0.2122in">
              <dc:date>2021-06-19T00:00:00</dc:date>
              <text:p text:style-name="P1"><text:span text:style-name="T3">Concurrent version (Pthread)</text:span></text:p>
            </office:annotation>
            <text:p>tarea02</text:p>
          </table:table-cell>
          <table:table-cell table:style-name="ce6" office:value-type="string" calcext:value-type="string">
            <office:annotation draw:style-name="gr3" draw:text-style-name="P2" svg:width="1.1413in" svg:height="1.1965in" svg:x="5.561in" svg:y="0in" draw:caption-point-x="-0.2402in" draw:caption-point-y="0.2122in">
              <dc:date>2021-06-19T00:00:00</dc:date>
              <text:p text:style-name="P1"><text:span text:style-name="T3">Dynamic mapping of numbers (leave empty if you skipped this version)</text:span></text:p>
            </office:annotation>
            <text:p>optim01</text:p>
          </table:table-cell>
          <table:table-cell table:style-name="ce6" office:value-type="string" calcext:value-type="string">
            <office:annotation draw:style-name="gr2" draw:text-style-name="P2" svg:width="1.1413in" svg:height="0.7083in" svg:x="6.3437in" svg:y="0in" draw:caption-point-x="-0.2402in" draw:caption-point-y="0.2122in">
              <dc:date>2021-06-19T00:00:00</dc:date>
              <text:p text:style-name="P1"><text:span text:style-name="T3">Free proposal</text:span></text:p>
            </office:annotation>
            <text:p>optim02</text:p>
          </table:table-cell>
          <table:table-cell table:style-name="ce6" table:formula="of:=1" office:value-type="float" office:value="1" calcext:value-type="float">
            <office:annotation draw:style-name="gr1" draw:text-style-name="P2" svg:width="1.0835in" svg:height="0.7189in" svg:x="6.9327in" svg:y="0.0382in" draw:caption-point-x="-0.15in" draw:caption-point-y="0.174in">
              <dc:creator>Allan Berrocal</dc:creator>
              <dc:date>2021-06-19T00:00:00</dc:date>
              <text:p text:style-name="P1"><text:span text:style-name="T2">Un solo hilo</text:span></text:p>
            </office:annotation>
            <text:p>1</text:p>
          </table:table-cell>
          <table:table-cell table:style-name="ce6" office:value-type="string" calcext:value-type="string">
            <office:annotation draw:style-name="gr1" draw:text-style-name="P2" svg:width="1.0835in" svg:height="0.7189in" svg:x="7.6118in" svg:y="0.0382in" draw:caption-point-x="-0.15in" draw:caption-point-y="0.174in">
              <dc:creator>Allan Berrocal</dc:creator>
              <dc:date>2021-06-19T00:00:00</dc:date>
              <text:p text:style-name="P1"><text:span text:style-name="T1">Tantos hilos como la mitad de CPUs hay en la computadora que ejecuta el programa</text:span></text:p>
              <text:p text:style-name="P1"><text:span text:style-name="T3"/></text:p>
            </office:annotation>
            <text:p>.5C</text:p>
          </table:table-cell>
          <table:table-cell table:style-name="ce6" office:value-type="string" calcext:value-type="string">
            <office:annotation draw:style-name="gr1" draw:text-style-name="P2" svg:width="1.0835in" svg:height="0.7189in" svg:x="8.2909in" svg:y="0.0382in" draw:caption-point-x="-0.15in" draw:caption-point-y="0.174in">
              <dc:creator>Allan Berrocal</dc:creator>
              <dc:date>2021-06-19T00:00:00</dc:date>
              <text:p text:style-name="P1"><text:span text:style-name="T1">Tantos hilos como CPUs hay en la computadora que ejecuta el programa </text:span></text:p>
              <text:p text:style-name="P1"><text:span text:style-name="T3"/></text:p>
            </office:annotation>
            <text:p>1C</text:p>
          </table:table-cell>
          <table:table-cell table:style-name="ce6" office:value-type="string" calcext:value-type="string">
            <office:annotation draw:style-name="gr1" draw:text-style-name="P2" svg:width="1.0835in" svg:height="0.7189in" svg:x="8.9697in" svg:y="0.0382in" draw:caption-point-x="-0.1496in" draw:caption-point-y="0.174in">
              <dc:creator>Allan Berrocal</dc:creator>
              <dc:date>2021-06-19T00:00:00</dc:date>
              <text:p text:style-name="P1"><text:span text:style-name="T1">Dos hilos por cada CPU que hay en la computadora que ejecuta el programa </text:span></text:p>
              <text:p text:style-name="P1"><text:span text:style-name="T3"/></text:p>
            </office:annotation>
            <text:p>2C</text:p>
          </table:table-cell>
          <table:table-cell table:style-name="ce6" office:value-type="string" calcext:value-type="string">
            <office:annotation draw:style-name="gr1" draw:text-style-name="P2" svg:width="1.0835in" svg:height="0.7189in" svg:x="11.4409in" svg:y="0.0382in" draw:caption-point-x="-1.9417in" draw:caption-point-y="0.174in">
              <dc:creator>Allan Berrocal</dc:creator>
              <dc:date>2021-06-19T00:00:00</dc:date>
              <text:p text:style-name="P1"><text:span text:style-name="T1">Cuatro hilos por cada CPU que hay en la computadora que ejecuta el programa</text:span></text:p>
              <text:p text:style-name="P1"><text:span text:style-name="T3"/></text:p>
            </office:annotation>
            <text:p>4C</text:p>
          </table:table-cell>
          <table:table-cell table:style-name="ce6" office:value-type="string" calcext:value-type="string">
            <office:annotation draw:style-name="gr1" draw:text-style-name="P2" svg:width="1.0835in" svg:height="0.7189in" svg:x="10.3283in" svg:y="0.0382in" draw:caption-point-x="-0.15in" draw:caption-point-y="0.174in">
              <dc:creator>Allan Berrocal</dc:creator>
              <dc:date>2021-06-19T00:00:00</dc:date>
              <text:p text:style-name="P1"><text:span text:style-name="T1">Tantos hilos como números recibe el programa en la entrada estándar</text:span></text:p>
              <text:p text:style-name="P1"><text:span text:style-name="T3"/></text:p>
            </office:annotation>
            <text:p>D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est File</text:p>
          </table:table-cell>
          <table:table-cell table:style-name="ce17" office:value-type="string" calcext:value-type="string">
            <text:p>Threads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formula="of:=[.$C$1]" office:value-type="float" office:value="8" calcext:value-type="float">
            <text:p>8</text:p>
          </table:table-cell>
          <table:table-cell table:style-name="ce6" table:formula="of:=[.$C$1]" office:value-type="float" office:value="8" calcext:value-type="float">
            <text:p>8</text:p>
          </table:table-cell>
          <table:table-cell table:style-name="ce6" table:formula="of:=[.$C$1]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$C$1]" office:value-type="float" office:value="4" calcext:value-type="float">
            <text:p>4</text:p>
          </table:table-cell>
          <table:table-cell table:style-name="ce6" table:formula="of:=1*[.$C$1]" office:value-type="float" office:value="8" calcext:value-type="float">
            <text:p>8</text:p>
          </table:table-cell>
          <table:table-cell table:style-name="ce6" table:formula="of:=2*[.$C$1]" office:value-type="float" office:value="16" calcext:value-type="float">
            <text:p>16</text:p>
          </table:table-cell>
          <table:table-cell table:style-name="ce6" table:formula="of:=4*[.$C$1]" office:value-type="float" office:value="32" calcext:value-type="float">
            <text:p>32</text:p>
          </table:table-cell>
          <table:table-cell table:style-name="ce6" table:formula="of:=[.A6]" office:value-type="float" office:value="40061" calcext:value-type="float">
            <text:p>40061</text:p>
          </table:table-cell>
          <table:table-cell table:number-columns-repeated="1010"/>
        </table:table-row>
        <table:table-row table:style-name="ro1">
          <table:table-cell table:style-name="ce15" office:value-type="string" calcext:value-type="string">
            <office:annotation draw:style-name="gr4" draw:text-style-name="P2" svg:width="1.1413in" svg:height="0.824in" svg:x="1.5693in" svg:y="0.0343in" draw:caption-point-x="-0.2402in" draw:caption-point-y="0.5945in">
              <dc:date>2021-06-19T00:00:00</dc:date>
              <text:p text:style-name="P1"><text:span text:style-name="T3">Type the test case used to measure the performance</text:span></text:p>
            </office:annotation>
            <text:p>input021</text:p>
          </table:table-cell>
          <table:table-cell table:style-name="ce7" office:value-type="string" calcext:value-type="string">
            <text:p>Duration</text:p>
          </table:table-cell>
          <table:table-cell table:style-name="ce8" table:formula="of:=[.D4]" office:value-type="float" office:value="1308.94" calcext:value-type="float">
            <text:p>1308.94</text:p>
          </table:table-cell>
          <table:table-cell table:style-name="ce8" office:value-type="float" office:value="1308.94" calcext:value-type="float">
            <text:p>1308.94</text:p>
          </table:table-cell>
          <table:table-cell table:style-name="ce8" office:value-type="float" office:value="173.18" calcext:value-type="float">
            <text:p>173.18</text:p>
          </table:table-cell>
          <table:table-cell office:value-type="float" office:value="165.18" calcext:value-type="float">
            <text:p>165.18</text:p>
          </table:table-cell>
          <table:table-cell table:style-name="ce8" office:value-type="float" office:value="104.882944045" calcext:value-type="float">
            <text:p>104.88</text:p>
          </table:table-cell>
          <table:table-cell table:style-name="ce8" table:formula="of:=[.C4]" office:value-type="float" office:value="1308.94" calcext:value-type="float">
            <text:p>1308.94</text:p>
          </table:table-cell>
          <table:table-cell table:style-name="ce8" table:number-columns-repeated="5"/>
          <table:table-cell table:number-columns-repeated="1010"/>
        </table:table-row>
        <table:table-row table:style-name="ro1">
          <table:table-cell table:style-name="ce4" office:value-type="string" calcext:value-type="string">
            <text:p>Input Size:</text:p>
          </table:table-cell>
          <table:table-cell table:style-name="ce9" office:value-type="string" calcext:value-type="string">
            <text:p>Speedup</text:p>
          </table:table-cell>
          <table:table-cell table:style-name="ce10" table:formula="of:=[.C4]/[.C4]" office:value-type="float" office:value="1" calcext:value-type="float">
            <office:annotation draw:style-name="gr1" draw:text-style-name="P2" svg:width="1.0835in" svg:height="0.7189in" svg:x="3.4909in" svg:y="0.552in" draw:caption-point-x="-0.4835in" draw:caption-point-y="0.285in">
              <dc:date>2021-10-19T00:00:00</dc:date>
              <text:p text:style-name="P1"><text:span text:style-name="T1">Type formula here to calculate the speedup relative to the serial version</text:span></text:p>
            </office:annotation>
            <text:p>1.00</text:p>
          </table:table-cell>
          <table:table-cell table:style-name="ce10" table:formula="of:=[.$C4]/[.D4]" office:value-type="float" office:value="1" calcext:value-type="float">
            <text:p>1.00</text:p>
          </table:table-cell>
          <table:table-cell table:style-name="ce10" table:formula="of:=[.$C4]/[.E4]" office:value-type="float" office:value="7.55826307887747" calcext:value-type="float">
            <text:p>7.56</text:p>
          </table:table-cell>
          <table:table-cell table:style-name="ce10" table:formula="of:=[.$C4]/[.F4]" office:value-type="float" office:value="7.92432497881099" calcext:value-type="float">
            <text:p>7.92</text:p>
          </table:table-cell>
          <table:table-cell table:style-name="ce10" table:formula="of:=[.$C4]/[.G4]" office:value-type="float" office:value="12.4800081835842" calcext:value-type="float">
            <text:p>12.48</text:p>
          </table:table-cell>
          <table:table-cell table:style-name="ce10" table:formula="of:=[.C5]" office:value-type="float" office:value="1" calcext:value-type="float">
            <text:p>1.00</text:p>
          </table:table-cell>
          <table:table-cell table:style-name="ce10" table:number-columns-repeated="5"/>
          <table:table-cell table:number-columns-repeated="1010"/>
        </table:table-row>
        <table:table-row table:style-name="ro1">
          <table:table-cell table:style-name="ce15" office:value-type="float" office:value="40061" calcext:value-type="float">
            <office:annotation draw:style-name="gr3" draw:text-style-name="P2" svg:width="1.1413in" svg:height="1.1965in" svg:x="1.5693in" svg:y="0.4508in" draw:caption-point-x="-0.2402in" draw:caption-point-y="0.5945in">
              <dc:date>2021-06-19T00:00:00</dc:date>
              <text:p text:style-name="P1"><text:span text:style-name="T3">Type here the input size of the test case used to measure performance.</text:span></text:p>
            </office:annotation>
            <text:p>40,061</text:p>
          </table:table-cell>
          <table:table-cell table:style-name="ce9" office:value-type="string" calcext:value-type="string">
            <text:p>Efficiency</text:p>
          </table:table-cell>
          <table:table-cell table:style-name="ce10" table:formula="of:=[.C4]/([.C4]*[.C3])" office:value-type="float" office:value="1" calcext:value-type="float">
            <office:annotation draw:style-name="gr1" draw:text-style-name="P2" svg:width="1.0835in" svg:height="0.7189in" svg:x="3.4909in" svg:y="0.7602in" draw:caption-point-x="-0.4835in" draw:caption-point-y="0.285in">
              <dc:date>2021-06-19T00:00:00</dc:date>
              <text:p text:style-name="P1"><text:span text:style-name="T1">Type formula here to calculate the efficiency relative to the serial version</text:span></text:p>
            </office:annotation>
            <text:p>1.00</text:p>
          </table:table-cell>
          <table:table-cell table:style-name="ce10" table:formula="of:=[.D5]/[.D3]" office:value-type="float" office:value="1" calcext:value-type="float">
            <text:p>1.00</text:p>
          </table:table-cell>
          <table:table-cell table:style-name="ce10" table:formula="of:=[.E5]/[.E3]" office:value-type="float" office:value="0.944782884859684" calcext:value-type="float">
            <text:p>0.94</text:p>
          </table:table-cell>
          <table:table-cell table:style-name="ce10" table:formula="of:=[.F5]/[.F3]" office:value-type="float" office:value="0.990540622351374" calcext:value-type="float">
            <text:p>0.99</text:p>
          </table:table-cell>
          <table:table-cell table:style-name="ce10" table:formula="of:=[.G5]/[.G3]" office:value-type="float" office:value="1.56000102294802" calcext:value-type="float">
            <text:p>1.56</text:p>
          </table:table-cell>
          <table:table-cell table:style-name="ce10" table:formula="of:=[.C6]" office:value-type="float" office:value="1" calcext:value-type="float">
            <text:p>1.00</text:p>
          </table:table-cell>
          <table:table-cell table:style-name="ce10" table:number-columns-repeated="5"/>
          <table:table-cell table:number-columns-repeated="101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Create a graph for comparing optimizations using two vertical axes here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Create a graph for comparing concurrency levels using two vertical axes here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es" number:country="CR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108P0"/>
    </number:currency-style>
    <number:currency-style style:name="N10107" number:language="es" number:country="CR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 style:data-style-name="N2" text:time-value="22:15:14.1847726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06-11T10:24:21Z</meta:creation-date>
    <dc:date>2021-10-19T23:37:07.012700520</dc:date>
    <meta:editing-cycles>44</meta:editing-cycles>
    <meta:editing-duration>PT3H28M40S</meta:editing-duration>
    <meta:document-statistic meta:table-count="1" meta:cell-count="55" meta:object-count="10"/>
  </office:meta>
</office:document-meta>
</file>